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6:5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2" svg:width="2.899cm" svg:height="28.641cm" svg:x="13.393cm" svg:y="0cm" draw:caption-point-x="-0.61cm" draw:caption-point-y="0.462cm">
              <dc:creator>Unknown Author</dc:creator>
              <dc:date>2024-09-19T07:06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I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VALUE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IMMEDIATE VALUE TO THE GIVEN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0/1</text:p>
          </table:table-cell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TO THE GIVEN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06:28:57.985012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19T07:09:13.710431983</dc:date>
    <meta:editing-duration>PT6H36M29S</meta:editing-duration>
    <meta:editing-cycles>6</meta:editing-cycles>
    <meta:generator>LibreOffice/24.2.4.2$Linux_X86_64 LibreOffice_project/420$Build-2</meta:generator>
    <meta:document-statistic meta:table-count="1" meta:cell-count="851" meta:object-count="0"/>
  </office:meta>
</office:document-meta>
</file>